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6705" officeooo:paragraph-rsid="000b6705"/>
    </style:style>
    <style:style style:name="P2" style:family="paragraph" style:parent-style-name="Standard">
      <style:text-properties fo:font-size="14pt" officeooo:rsid="000aaa3a" officeooo:paragraph-rsid="000aaa3a" style:font-size-asian="14pt" style:font-size-complex="14pt"/>
    </style:style>
    <style:style style:name="P3" style:family="paragraph" style:parent-style-name="Standard">
      <style:text-properties fo:font-size="14pt" officeooo:paragraph-rsid="000b6705"/>
    </style:style>
    <style:style style:name="P4" style:family="paragraph" style:parent-style-name="Standard">
      <style:text-properties style:font-name="Liberation Serif" fo:font-size="14pt" officeooo:rsid="000c1798" officeooo:paragraph-rsid="000c1798" style:font-size-asian="14pt" style:font-size-complex="14pt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0c1798" style:font-size-asian="14pt" style:font-size-complex="14pt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cad6" officeooo:paragraph-rsid="000ccad6" style:font-size-asian="14pt" style:font-size-complex="14pt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style:font-size-asian="14pt" style:font-size-complex="14pt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style:font-name="Liberation Serif" fo:font-size="14pt" style:font-size-asian="14pt" style:font-size-complex="14pt"/>
    </style:style>
    <style:style style:name="P10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paragraph-rsid="000ccad6" style:font-size-asian="14pt" style:font-size-complex="14pt"/>
    </style:style>
    <style:style style:name="T1" style:family="text">
      <style:text-properties officeooo:rsid="000b6705"/>
    </style:style>
    <style:style style:name="T2" style:family="text">
      <style:text-properties fo:font-variant="normal" fo:text-transform="none" fo:color="#000000" style:font-name="Liberation Serif" fo:letter-spacing="normal" fo:font-style="normal" fo:font-weight="normal" style:font-size-asian="14pt" style:font-size-complex="14pt"/>
    </style:style>
    <style:style style:name="T3" style:family="text">
      <style:text-properties fo:font-style="normal" fo:font-weight="normal"/>
    </style:style>
    <style:style style:name="T4" style:family="text">
      <style:text-properties officeooo:rsid="000ccad6"/>
    </style:style>
    <style:style style:name="T5" style:family="text">
      <style:text-properties officeooo:rsid="000edb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Will this program work? If so what is the output ?</text:p>
      <text:p text:style-name="P2">#include &lt;stdio.h&gt; </text:p>
      <text:p text:style-name="P2"><text:s text:c="2"/></text:p>
      <text:p text:style-name="P2">int main() </text:p>
      <text:p text:style-name="P2">{ </text:p>
      <text:p text:style-name="P2"><text:s text:c="4"/>int a = 2, b = 2;</text:p>
      <text:p text:style-name="P2"><text:s text:c="4"/>switch(a) </text:p>
      <text:p text:style-name="P2"><text:s text:c="4"/>{ </text:p>
      <text:p text:style-name="P2"><text:s text:c="4"/>case 1: </text:p>
      <text:p text:style-name="P2"><text:s text:c="8"/>; </text:p>
      <text:p text:style-name="P2"><text:s text:c="2"/></text:p>
      <text:p text:style-name="P2"><text:s text:c="8"/>if (b==5) </text:p>
      <text:p text:style-name="P2"><text:s text:c="8"/>{ </text:p>
      <text:p text:style-name="P2"><text:s text:c="8"/>case 2: </text:p>
      <text:p text:style-name="P2"><text:s text:c="12"/>printf("<text:span text:style-name="T4">Berners-Lee</text:span>"); </text:p>
      <text:p text:style-name="P2"><text:s text:c="8"/>} </text:p>
      <text:p text:style-name="P2"><text:s text:c="4"/>else case 3: </text:p>
      <text:p text:style-name="P2"><text:s text:c="4"/>{ </text:p>
      <text:p text:style-name="P2"><text:s text:c="2"/></text:p>
      <text:p text:style-name="P2"><text:s text:c="4"/>} </text:p>
      <text:p text:style-name="P2"><text:s text:c="4"/>} </text:p>
      <text:p text:style-name="P2">} </text:p>
      <text:p text:style-name="P2"/>
      <text:p text:style-name="P2"/>
      <text:p text:style-name="P2">2)Why i++ executes faster than i+1?And why ++i operator is faster than i++ operator?</text:p>
      <text:p text:style-name="P2"/>
      <text:p text:style-name="P2">3) Write a program to check if 2 digits are equal without using any of the arithmetic operators</text:p>
      <text:p text:style-name="P2"/>
      <text:p text:style-name="P2"/>
      <text:p text:style-name="P2">4)What is the output for the following code?</text:p>
      <text:p text:style-name="P2">#include&lt;stdio.h&gt;</text:p>
      <text:p text:style-name="P2">int main()</text:p>
      <text:p text:style-name="P2">{</text:p>
      <text:p text:style-name="P2"><text:tab/>int x=5;</text:p>
      <text:p text:style-name="P2"><text:tab/>if(x==5)</text:p>
      <text:p text:style-name="P2"><text:tab/>{</text:p>
      <text:p text:style-name="P2"><text:tab/><text:tab/>if(x=5) break;</text:p>
      <text:p text:style-name="P2"><text:tab/><text:tab/>printf("hello");</text:p>
      <text:p text:style-name="P2"><text:tab/>}</text:p>
      <text:p text:style-name="P2"><text:tab/>printf("Hi");</text:p>
      <text:p text:style-name="P2">}</text:p>
      <text:p text:style-name="P2"/>
      <text:p text:style-name="P2">(a) Compile Error (b)Hello Hi <text:s/>(c) Hi (d) Compile Warning</text:p>
      <text:p text:style-name="P2"><text:soft-page-break/></text:p>
      <text:p text:style-name="P2"/>
      <text:p text:style-name="P2">5)what is the output <text:span text:style-name="T1">of this code?</text:span></text:p>
      <text:p text:style-name="P2">#include&lt;stdio.h&gt;</text:p>
      <text:p text:style-name="P2">int main()</text:p>
      <text:p text:style-name="P2">{</text:p>
      <text:p text:style-name="P2"><text:tab/>int i;</text:p>
      <text:p text:style-name="P2"><text:tab/>i=1,2,3;</text:p>
      <text:p text:style-name="P2"><text:tab/>printf(“i=%d\n”,i);</text:p>
      <text:p text:style-name="P2"><text:tab/>getchar();</text:p>
      <text:p text:style-name="P2"><text:tab/>return 0;</text:p>
      <text:p text:style-name="P2">}</text:p>
      <text:p text:style-name="P1"/>
      <text:p text:style-name="P1"/>
      <text:p text:style-name="P1">6)What is the o/p?</text:p>
      <text:p text:style-name="P1">#include&lt;stdio.h&gt;</text:p>
      <text:p text:style-name="P1">int main()</text:p>
      <text:p text:style-name="P1">{</text:p>
      <text:p text:style-name="P1"><text:tab/>int x=0;</text:p>
      <text:p text:style-name="P1"><text:tab/>if(x++)</text:p>
      <text:p text:style-name="P1"><text:tab/></text:p>
      <text:p text:style-name="P1"><text:tab/><text:tab/>printf("true\n");</text:p>
      <text:p text:style-name="P1"><text:tab/></text:p>
      <text:p text:style-name="P1"><text:tab/>else if(x==1)</text:p>
      <text:p text:style-name="P1"><text:tab/><text:tab/>printf("false\n");</text:p>
      <text:p text:style-name="P1"/>
      <text:p text:style-name="P1">}</text:p>
      <text:p text:style-name="P1">(a)True (b) False (c) Compile Error (d)Undefined Behaviour</text:p>
      <text:p text:style-name="P1"/>
      <text:p text:style-name="P1"/>
      <text:p text:style-name="P1">7)In the given statement,what is “arr”?</text:p>
      <text:p text:style-name="P1">char *arr[30];</text:p>
      <text:p text:style-name="P1"/>
      <text:p text:style-name="P1">(a) arr is an array of a function <text:s text:c="2"/>(b) <text:s/>arr is an array of 30 characters</text:p>
      <text:p text:style-name="P1">(c) arr is a pointer to an array <text:s text:c="4"/>(d) <text:s/>arr is an array of 30 character pointers</text:p>
      <text:p text:style-name="Standard"/>
      <text:p text:style-name="P1"/>
      <text:p text:style-name="P1">8)void main()</text:p>
      <text:p text:style-name="P1">{</text:p>
      <text:p text:style-name="P1">int arr[10]={1,2,3,4,5}</text:p>
      <text:p text:style-name="P1">printf(“%d”,arr[5]};</text:p>
      <text:p text:style-name="P1">}</text:p>
      <text:p text:style-name="P1"/>
      <text:p text:style-name="P1">(a)Garbage Value <text:s/>(b) 5 <text:s text:c="2"/>(c) 6 <text:s/>(d) 0</text:p>
      <text:p text:style-name="P1"/>
      <text:p text:style-name="P3"><text:soft-page-break/><text:span text:style-name="T1">9)</text:span><text:span text:style-name="T2">How will you print \n on the screen?</text:span></text:p>
      <text:p text:style-name="P9"/>
      <text:p text:style-name="P5">A. <text:s text:c="5"/>printf("\n");</text:p>
      <text:p text:style-name="P5">B. <text:s text:c="5"/>echo "\\n";</text:p>
      <text:p text:style-name="P5">C. <text:s text:c="5"/>printf('\n');</text:p>
      <text:p text:style-name="P5">D. <text:s text:c="5"/>printf("\\n");</text:p>
      <text:p text:style-name="P6"/>
      <text:p text:style-name="P10"/>
      <text:p text:style-name="P5"/>
      <text:p text:style-name="P7">1<text:span text:style-name="T5">0</text:span>) Local variables are stored in an area called</text:p>
      <text:p text:style-name="P7">(a) Heap <text:s/>(b) Permenant Storage Area <text:s/>(c) Stack <text:s/>(d) Free memory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27:18.391762361</meta:creation-date>
    <dc:date>2019-09-11T16:13:44.276388777</dc:date>
    <meta:editing-duration>PT6M53S</meta:editing-duration>
    <meta:editing-cycles>3</meta:editing-cycles>
    <meta:generator>LibreOffice/5.1.2.2$Linux_x86 LibreOffice_project/10m0$Build-2</meta:generator>
    <meta:document-statistic meta:table-count="0" meta:image-count="0" meta:object-count="0" meta:page-count="3" meta:paragraph-count="77" meta:word-count="242" meta:character-count="1492" meta:non-whitespace-character-count="1156"/>
  </office:meta>
</office:document-meta>
</file>